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fb89" officeooo:paragraph-rsid="000ffb89"/>
    </style:style>
    <style:style style:name="P2" style:family="paragraph" style:parent-style-name="Standard" style:list-style-name="L1">
      <style:text-properties officeooo:rsid="000ffb89" officeooo:paragraph-rsid="00117101"/>
    </style:style>
    <style:style style:name="P3" style:family="paragraph" style:parent-style-name="Standard" style:list-style-name="L1">
      <style:text-properties officeooo:rsid="000ffb89" officeooo:paragraph-rsid="00128900"/>
    </style:style>
    <style:style style:name="P4" style:family="paragraph" style:parent-style-name="Standard" style:list-style-name="L1">
      <style:text-properties officeooo:rsid="00117101" officeooo:paragraph-rsid="00117101"/>
    </style:style>
    <style:style style:name="P5" style:family="paragraph" style:parent-style-name="Standard" style:list-style-name="L1">
      <style:text-properties officeooo:rsid="00128900" officeooo:paragraph-rsid="00128900"/>
    </style:style>
    <style:style style:name="P6" style:family="paragraph" style:parent-style-name="Standard">
      <style:text-properties officeooo:rsid="00128900" officeooo:paragraph-rsid="00128900"/>
    </style:style>
    <style:style style:name="P7" style:family="paragraph" style:parent-style-name="Standard" style:list-style-name="L2">
      <style:text-properties officeooo:rsid="00144777" officeooo:paragraph-rsid="00144777"/>
    </style:style>
    <style:style style:name="P8" style:family="paragraph" style:parent-style-name="Header">
      <style:text-properties fo:font-weight="bold" officeooo:rsid="000ffb89" officeooo:paragraph-rsid="000ffb89" style:font-weight-asian="bold" style:font-weight-complex="bold"/>
    </style:style>
    <style:style style:name="T1" style:family="text">
      <style:text-properties officeooo:rsid="00117101"/>
    </style:style>
    <style:style style:name="T2" style:family="text">
      <style:text-properties officeooo:rsid="0012890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9274126" text:style-name="L1">
        <text:list-item>
          <text:p text:style-name="P1">Pac-Man</text:p>
          <text:list>
            <text:list-item>
              <text:p text:style-name="P1">Satelite <text:span text:style-name="T1">collecting</text:span> up the things it should I.D</text:p>
            </text:list-item>
            <text:list-item>
              <text:p text:style-name="P1">For difficulty levels, random movement encoded into neural network <text:span text:style-name="T2">to take more time ‘getting there’</text:span></text:p>
            </text:list-item>
            <text:list-item>
              <text:p text:style-name="P4">Comets are ghosts</text:p>
            </text:list-item>
            <text:list-item>
              <text:p text:style-name="P4">Solar energy is the fruit</text:p>
            </text:list-item>
            <text:list-item>
              <text:p text:style-name="P4">(<text:a xlink:type="simple" xlink:href="https://sites.google.com/site/ankitsaini0010/neural-network-and-q-learning-based-solution-for-pacman" text:style-name="Internet_20_link" text:visited-style-name="Visited_20_Internet_20_Link">https://sites.google.com/site/ankitsaini0010/neural-network-and-q-learning-based-solution-for-pacman</text:a>)</text:p>
              <text:p text:style-name="P4"/>
            </text:list-item>
          </text:list>
          <text:p text:style-name="P1"/>
        </text:list-item>
        <text:list-item>
          <text:p text:style-name="P2"><text:span text:style-name="T1">Snake-game</text:span></text:p>
          <text:list>
            <text:list-item>
              <text:p text:style-name="P2"><text:span text:style-name="T1">Satelite leaving starry trail behind it</text:span></text:p>
            </text:list-item>
            <text:list-item>
              <text:p text:style-name="P2"><text:span text:style-name="T1">(</text:span><text:a xlink:type="simple" xlink:href="https://towardsdatascience.com/today-im-going-to-talk-about-a-small-practical-example-of-using-neural-networks-training-one-to-6b2cbd6efdb3" text:style-name="Internet_20_link" text:visited-style-name="Visited_20_Internet_20_Link">https://towardsdatascience.com/today-im-going-to-talk-about-a-small-practical-example-of-using-neural-networks-training-one-to-6b2cbd6efdb3</text:a><text:span text:style-name="T1">)</text:span></text:p>
            </text:list-item>
            <text:list-item>
              <text:p text:style-name="P3"><text:span text:style-name="T1">Comets could be the walls/Other satelite paths</text:span></text:p>
            </text:list-item>
            <text:list-item>
              <text:p text:style-name="P5">Diffculty addsm morer walls</text:p>
            </text:list-item>
          </text:list>
          <text:p text:style-name="P3"/>
        </text:list-item>
        <text:list-item>
          <text:p text:style-name="P3">‘<text:span text:style-name="T2">Catch the Cheese’</text:span></text:p>
          <text:list>
            <text:list-item>
              <text:p text:style-name="P3"><text:a xlink:type="simple" xlink:href="https://www.practicalai.io/teaching-a-neural-network-to-play-a-game-with-q-learning/" text:style-name="Internet_20_link" text:visited-style-name="Visited_20_Internet_20_Link">https://www.practicalai.io/teaching-a-neural-network-to-play-a-game-with-q-learning/</text:a></text:p>
            </text:list-item>
            <text:list-item>
              <text:p text:style-name="P3"><text:span text:style-name="T2">Kinda of like snake, no trail</text:span></text:p>
            </text:list-item>
            <text:list-item>
              <text:p text:style-name="P3"><text:span text:style-name="T2">More obstacles like comets, cosmic rays, other satelites</text:span></text:p>
            </text:list-item>
            <text:list-item>
              <text:p text:style-name="P5">Diffculty can add more objects</text:p>
              <text:p text:style-name="P3"><text:s/></text:p>
            </text:list-item>
          </text:list>
        </text:list-item>
      </text:list>
      <text:p text:style-name="P6"/>
      <text:p text:style-name="P6">‘In all of the above, neural net could be like a see through ghost moving the same way’</text:p>
      <text:p text:style-name="P6"/>
      <text:list xml:id="list1651900879" text:style-name="L2">
        <text:list-item>
          <text:p text:style-name="P7">Simple, get there first game</text:p>
          <text:list>
            <text:list-item>
              <text:p text:style-name="P7">Direct competition against neural netwrok</text:p>
            </text:list-item>
            <text:list-item>
              <text:p text:style-name="P7">Maybe even two players</text:p>
            </text:list-item>
            <text:list-item>
              <text:p text:style-name="P7">Add lasers to disable the opponent (<text:span text:style-name="T3">maybe not on neural network for easy or medium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b89" officeooo:paragraph-rsid="000ffb8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me Ide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46:35.841324164</meta:creation-date>
    <dc:date>2018-10-23T21:20:18.445964667</dc:date>
    <meta:editing-duration>PT1H18M34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6" meta:word-count="148" meta:character-count="1074" meta:non-whitespace-character-count="971"/>
  </office:meta>
</office:document-meta>
</file>